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c970" officeooo:paragraph-rsid="0005c9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arga de Basex 8.4.4</text:p>
      <text:p text:style-name="P1">http://basex.org/products/download/all-download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20:47:14.931753007</meta:creation-date>
    <dc:date>2016-06-01T20:47:49.955367256</dc:date>
    <meta:editing-duration>P0D</meta:editing-duration>
    <meta:editing-cycles>1</meta:editing-cycles>
    <meta:document-statistic meta:table-count="0" meta:image-count="0" meta:object-count="0" meta:page-count="1" meta:paragraph-count="2" meta:word-count="5" meta:character-count="72" meta:non-whitespace-character-count="69"/>
    <meta:generator>LibreOffice/4.2.8.2$Linux_X86_64 LibreOffice_project/420m0$Build-2</meta:generator>
  </office:meta>
</office:document-meta>
</file>